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136000001B67836C4F6BFCF9B44E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CartaConvite" xlink:href="Pictures/100000000000136000001B67836C4F6BFCF9B44E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draw:fill="bitmap" draw:fill-image-name="CartaConvite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136000001B67836C4F6BFCF9B44E.jpg" xlink:type="simple" xlink:actuate="onLoad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CartaConvite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11:31:30.158859361</meta:creation-date>
    <dc:date>2023-11-10T11:32:59.361107181</dc:date>
    <meta:editing-duration>PT1M30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